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04000003F2C325006FD16D7AAF.png" manifest:media-type="image/png"/>
  <manifest:file-entry manifest:full-path="Pictures/10000201000003B200000109AE3ACD9C464A35F2.png" manifest:media-type="image/png"/>
  <manifest:file-entry manifest:full-path="Pictures/10000201000003B7000000F2100769C556C469FA.png" manifest:media-type="image/png"/>
  <manifest:file-entry manifest:full-path="Pictures/10000000000006A5000003BDD1B2FA592F0458E4.png" manifest:media-type="image/png"/>
  <manifest:file-entry manifest:full-path="Pictures/10000000000006A5000003BD3BFE69AD808888BF.png" manifest:media-type="image/png"/>
  <manifest:file-entry manifest:full-path="Pictures/10000201000003B50000013C2603AD9BBEA00879.png" manifest:media-type="image/png"/>
  <manifest:file-entry manifest:full-path="Pictures/10000201000003BC000000F42AAF6BE74B80AA5B.png" manifest:media-type="image/png"/>
  <manifest:file-entry manifest:full-path="Pictures/10000201000003BC000001380A2E84730D4E3A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paragraph-properties fo:margin-left="0cm" fo:margin-right="0cm" fo:margin-top="0.2cm" fo:margin-bottom="0cm" fo:line-height="90%" fo:text-align="start" fo:text-indent="0cm"/>
      <style:text-properties style:font-name="Noto Sans Mono CJK SC Regular" fo:font-size="32pt" fo:font-weight="normal" style:font-name-asian="Noto Sans Mono CJK SC Regular" style:font-size-asian="32pt" style:font-weight-asian="normal" style:font-size-complex="32pt" style:font-weight-complex="normal"/>
    </style:style>
    <style:style style:name="P7" style:family="paragraph">
      <style:text-properties style:font-name="Noto Sans Mono CJK SC Regular" fo:font-size="32pt" fo:font-weight="normal" style:font-name-asian="Noto Sans Mono CJK SC Regular" style:font-size-asian="32pt" style:font-weight-asian="normal" style:font-size-complex="32pt" style:font-weight-complex="normal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text-line-through-style="none" style:text-line-through-type="none" style:text-position="0% 100%" style:font-name="Noto Sans Mono CJK SC Regular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Courier10 BT1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urier10 BT" fo:font-size="32pt" fo:letter-spacing="normal" fo:font-style="normal" style:text-underline-style="none" fo:font-weight="normal" style:font-name-asian="Noto Sans Mono CJK SC Regular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事件消息处理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>
          <draw:text-box>
            <text:p text:style-name="P3"><text:span text:style-name="T1">事件消息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除了之前讲到的普通消息，还有事件消息类型。</text:p>
              </text:list-item>
              <text:list-item>
                <text:p>这些事件消息是用户的某些行为触发的。</text:p>
              </text:list-item>
              <text:list-item>
                <text:p>微信服务器会把事件消息转发到开发者服务器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>
        <office:forms form:automatic-focus="false" form:apply-design-mode="false"/>
        <draw:frame draw:style-name="gr2" draw:text-style-name="P1" draw:layer="layout" svg:width="27.993cm" svg:height="15.749cm" svg:x="-0.003cm" svg:y="0.003cm">
          <draw:image xlink:href="Pictures/10000000000006A5000003BD3BFE69AD808888B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用户关注/取消关注事件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2">用户关注</text:span><text:span text:style-name="T2">/</text:span><text:span text:style-name="T2">取消关注公众号触发。</text:span></text:p>
              </text:list-item>
              <text:list-item>
                <text:p text:style-name="P6"><text:span text:style-name="T2">用户取消关注，</text:span><text:span text:style-name="T3">Event</text:span><text:span text:style-name="T2">为</text:span><text:span text:style-name="T4">unsubscribe</text:span><text:span text:style-name="T4">。</text:span></text:p>
              </text:list-item>
            </text:list>
          </draw:text-box>
        </draw:frame>
        <draw:frame draw:style-name="gr2" draw:text-style-name="P1" draw:layer="layout" svg:width="23.593cm" svg:height="6.608cm" svg:x="2.3cm" svg:y="7.692cm">
          <draw:image xlink:href="Pictures/10000201000003B200000109AE3ACD9C464A35F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扫描带场景值的二维码</text:p>
          </draw:text-box>
        </draw:frame>
        <draw:frame presentation:style-name="pr5" draw:text-style-name="P8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用户扫码关注，开发者服务器会收到通知。</text:span></text:p>
              </text:list-item>
            </text:list>
          </draw:text-box>
        </draw:frame>
        <draw:frame draw:style-name="gr2" draw:text-style-name="P1" draw:layer="layout" svg:width="22.224cm" svg:height="7.4cm" svg:x="3.2cm" svg:y="7.2cm">
          <draw:image xlink:href="Pictures/10000201000003B50000013C2603AD9BBEA0087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扫描带场景值的二维码</text:p>
          </draw:text-box>
        </draw:frame>
        <draw:frame presentation:style-name="pr5" draw:text-style-name="P8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5">用户已经关注再次扫描二维码。此操作可用于账</text:span><text:span text:style-name="T5">号绑定。</text:span></text:p>
              </text:list-item>
            </text:list>
          </draw:text-box>
        </draw:frame>
        <draw:frame draw:style-name="gr2" draw:text-style-name="P1" draw:layer="layout" svg:width="23.289cm" svg:height="7.6cm" svg:x="2.166cm" svg:y="7.4cm">
          <draw:image xlink:href="Pictures/10000201000003BC000001380A2E84730D4E3A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 presentation:user-transformed="true">
          <draw:text-box>
            <text:p>点击菜单获取消息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用户点击菜单获取消息，开发者服务器收到消息可通过EventKey的值进行相关操作。</text:p>
              </text:list-item>
            </text:list>
          </draw:text-box>
        </draw:frame>
        <draw:frame draw:style-name="gr2" draw:text-style-name="P1" draw:layer="layout" svg:width="25.156cm" svg:height="6.4cm" svg:x="1.77cm" svg:y="8.4cm">
          <draw:image xlink:href="Pictures/10000201000003B7000000F2100769C556C469F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点击菜单跳转链接</text:p>
          </draw:text-box>
        </draw:frame>
        <draw:frame presentation:style-name="pr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用户点击菜单跳转到链接页面，开发者服务器收到通知。EventKey字段值是跳转的URL。</text:p>
                <text:p/>
              </text:list-item>
            </text:list>
          </draw:text-box>
        </draw:frame>
        <draw:frame draw:style-name="gr2" draw:text-style-name="P1" draw:layer="layout" svg:width="24.936cm" svg:height="6.364cm" svg:x="1.666cm" svg:y="8.036cm">
          <draw:image xlink:href="Pictures/10000201000003BC000000F42AAF6BE74B80AA5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>
        <office:forms form:automatic-focus="false" form:apply-design-mode="false"/>
        <draw:frame draw:style-name="gr2" draw:text-style-name="P1" draw:layer="layout" svg:width="27.993cm" svg:height="15.749cm" svg:x="0.038cm" svg:y="-0.014cm">
          <draw:image xlink:href="Pictures/10000000000006A5000003BDD1B2FA592F045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>
        <office:forms form:automatic-focus="false" form:apply-design-mode="false"/>
        <draw:frame draw:style-name="gr2" draw:text-style-name="P1" draw:layer="layout" svg:width="27.999cm" svg:height="15.745cm" svg:x="0.035cm" svg:y="-0.03cm">
          <draw:image xlink:href="Pictures/1000000000000704000003F2C325006FD16D7A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FreeMono" svg:font-family="FreeMono"/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Regular" svg:font-family="'Noto Sans Mono CJK SC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02-20T16:42:55.215266155</dc:date>
    <meta:editing-duration>PT2H13M6S</meta:editing-duration>
    <meta:editing-cycles>45</meta:editing-cycles>
    <meta:generator>LibreOffice/6.0.7.3$Linux_X86_64 LibreOffice_project/00m0$Build-3</meta:generator>
    <meta:document-statistic meta:object-count="63"/>
  </office:meta>
</office:document-meta>
</file>